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800000" draw:fill="none" draw:textarea-vertical-align="middle"/>
    </style:style>
    <style:style style:name="gr2" style:family="graphic" style:parent-style-name="objectwithoutfill">
      <style:graphic-properties svg:stroke-color="#008000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674cm" svg:y1="2.506cm" svg:x2="8.554cm" svg:y2="6.307cm">
          <text:p/>
        </draw:line>
        <draw:line draw:style-name="gr1" draw:text-style-name="P1" draw:layer="layout" svg:x1="0.854cm" svg:y1="7.668cm" svg:x2="5.098cm" svg:y2="1.123cm">
          <text:p/>
        </draw:line>
        <draw:line draw:style-name="gr1" draw:text-style-name="P1" draw:layer="layout" svg:x1="4.914cm" svg:y1="8.434cm" svg:x2="9.547cm" svg:y2="0.249cm">
          <text:p/>
        </draw:line>
        <draw:line draw:style-name="gr2" draw:text-style-name="P1" draw:layer="layout" svg:x1="0.918cm" svg:y1="6.199cm" svg:x2="3.586cm" svg:y2="7.311cm">
          <text:p/>
        </draw:line>
        <draw:line draw:style-name="gr2" draw:text-style-name="P1" draw:layer="layout" svg:x1="2.247cm" svg:y1="7.365cm" svg:x2="4.817cm" svg:y2="6.199cm">
          <text:p/>
        </draw:line>
        <draw:line draw:style-name="gr2" draw:text-style-name="P1" draw:layer="layout" svg:x1="5.584cm" svg:y1="2.927cm" svg:x2="4.353cm" svg:y2="4.784cm">
          <text:p/>
        </draw:line>
        <draw:line draw:style-name="gr2" draw:text-style-name="P1" draw:layer="layout" svg:x1="4.914cm" svg:y1="3.316cm" svg:x2="7.139cm" svg:y2="3.175cm">
          <text:p/>
        </draw:line>
        <draw:line draw:style-name="gr2" draw:text-style-name="P1" draw:layer="layout" svg:x1="3.046cm" svg:y1="1.696cm" svg:x2="1.674cm" svg:y2="3.856cm">
          <text:p/>
        </draw:line>
        <draw:line draw:style-name="gr2" draw:text-style-name="P1" draw:layer="layout" svg:x1="2.56cm" svg:y1="3.283cm" svg:x2="0.778cm" svg:y2="3.013cm">
          <text:p/>
        </draw:line>
        <draw:line draw:style-name="gr2" draw:text-style-name="P1" draw:layer="layout" svg:x1="7.43cm" svg:y1="8.521cm" svg:x2="5.454cm" svg:y2="9.525cm">
          <text:p/>
        </draw:line>
        <draw:line draw:style-name="gr2" draw:text-style-name="P1" draw:layer="layout" svg:x1="6.221cm" svg:y1="8.434cm" svg:x2="8.284cm" svg:y2="9.298cm">
          <text:p/>
        </draw:line>
        <draw:line draw:style-name="gr2" draw:text-style-name="P1" draw:layer="layout" svg:x1="7.204cm" svg:y1="3.996cm" svg:x2="9.083cm" svg:y2="3.845cm">
          <text:p/>
        </draw:line>
        <draw:line draw:style-name="gr2" draw:text-style-name="P1" draw:layer="layout" svg:x1="8.554cm" svg:y1="3.532cm" svg:x2="8.554cm" svg:y2="5.162cm">
          <text:p/>
        </draw:line>
        <draw:line draw:style-name="gr2" draw:text-style-name="P1" draw:layer="layout" svg:x1="4.504cm" svg:y1="1.48cm" svg:x2="6.944cm" svg:y2="1.015cm">
          <text:p/>
        </draw:line>
        <draw:line draw:style-name="gr2" draw:text-style-name="P1" draw:layer="layout" svg:x1="6.145cm" svg:y1="0.929cm" svg:x2="6.858cm" svg:y2="2.095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32cm" fo:text-indent="0cm"/>
      <style:text-properties style:use-window-font-color="true" style:text-outline="false" style:text-line-through-style="none" fo:font-family="'Liberation Sans'" style:font-family-generic="roman" style:font-pitch="variable" fo:font-size="15.1999998092651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81cm" fo:text-indent="0cm"/>
      <style:text-properties fo:font-size="13.199999809265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31cm" fo:text-indent="0cm"/>
      <style:text-properties fo:font-size="11.199999809265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cm" fo:text-indent="0cm"/>
      <style:text-properties fo:font-size="1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cm" fo:text-indent="0cm"/>
      <style:text-properties fo:font-size="1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cm" fo:text-indent="0cm"/>
      <style:text-properties fo:font-size="1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cm" fo:text-indent="0cm"/>
      <style:text-properties fo:font-size="1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cm" fo:text-indent="0cm"/>
      <style:text-properties fo:font-size="1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cm" fo:text-indent="0cm"/>
      <style:text-properties fo:font-size="1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21.2000007629395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008cm" fo:page-height="10.0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9.008cm" svg:height="1.666cm" svg:x="0.494cm" svg:y="0.393cm" presentation:class="title" presentation:placeholder="true">
        <draw:text-box/>
      </draw:frame>
      <draw:frame presentation:style-name="Default-outline1" draw:layer="backgroundobjects" svg:width="8.806cm" svg:height="1009.889cm" svg:x="0.494cm" svg:y="2.332cm" presentation:class="outline" presentation:placeholder="true">
        <draw:text-box/>
      </draw:frame>
      <draw:frame presentation:style-name="Mpr1" draw:text-style-name="MP1" draw:layer="backgroundobjects" svg:width="2.333cm" svg:height="0.687cm" svg:x="0.494cm" svg:y="9.1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171cm" svg:height="0.687cm" svg:x="3.413cm" svg:y="9.1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33cm" svg:height="0.687cm" svg:x="7.169cm" svg:y="9.10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r Sandve</meta:initial-creator>
    <meta:creation-date>2012-10-29T11:43:45</meta:creation-date>
    <meta:editing-duration>PT3H35M39S</meta:editing-duration>
    <meta:editing-cycles>20</meta:editing-cycles>
    <dc:date>2012-12-04T11:35:45</dc:date>
    <dc:creator>Tor Sandve</dc:creator>
    <meta:generator>LibreOffice/3.5$Linux_X86_64 LibreOffice_project/350m1$Build-2</meta:generator>
    <meta:document-statistic meta:object-count="38"/>
  </office:meta>
</office:document-meta>
</file>